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037FDAD6FE062B4E69A.png" manifest:media-type="image/png"/>
  <manifest:file-entry manifest:full-path="Pictures/1000020100000267000000310FD298852503163D.png" manifest:media-type="image/png"/>
  <manifest:file-entry manifest:full-path="Pictures/100002010000030600000039C4199B89431C47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9583in" fo:margin-left="0.25in" fo:margin-top="0in" fo:margin-bottom="0in" table:align="left" style:writing-mode="lr-tb"/>
    </style:style>
    <style:style style:name="Table1.A" style:family="table-column">
      <style:table-column-properties style:column-width="1.0299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2.8611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padding="0in" fo:border="none"/>
    </style:style>
    <style:style style:name="Table1.3" style:family="table-row">
      <style:table-row-properties style:min-row-height="0.1924in" fo:keep-together="auto"/>
    </style:style>
    <style:style style:name="P1" style:family="paragraph" style:parent-style-name="Preformatted_20_Text">
      <style:text-properties style:font-name="Times New Roman1" fo:font-size="14pt" officeooo:rsid="000c3cf4" officeooo:paragraph-rsid="003745f9" style:font-size-asian="14pt" style:font-size-complex="14pt"/>
    </style:style>
    <style:style style:name="P2" style:family="paragraph" style:parent-style-name="Preformatted_20_Text">
      <style:text-properties style:font-name="Times New Roman1" fo:font-size="14pt" officeooo:rsid="000c3cf4" officeooo:paragraph-rsid="003a1238" style:font-size-asian="14pt" style:font-size-complex="14pt"/>
    </style:style>
    <style:style style:name="P3" style:family="paragraph" style:parent-style-name="Standard">
      <style:paragraph-properties fo:line-height="0.139in"/>
      <style:text-properties style:font-name="Times New Roman" fo:language="uk" fo:country="UA" officeooo:paragraph-rsid="003745f9" style:font-name-asian="Times New Roman2"/>
    </style:style>
    <style:style style:name="P4" style:family="paragraph" style:parent-style-name="Standard">
      <style:paragraph-properties fo:line-height="0.1957in"/>
      <style:text-properties style:font-name="Times New Roman" fo:language="uk" fo:country="UA" officeooo:paragraph-rsid="003745f9" style:font-name-asian="Times New Roman2"/>
    </style:style>
    <style:style style:name="P5" style:family="paragraph" style:parent-style-name="Standard">
      <style:paragraph-properties fo:line-height="0.2709in"/>
      <style:text-properties style:font-name="Times New Roman" fo:language="uk" fo:country="UA" officeooo:paragraph-rsid="003745f9" style:font-name-asian="Times New Roman2"/>
    </style:style>
    <style:style style:name="P6" style:family="paragraph" style:parent-style-name="Standard">
      <style:paragraph-properties fo:line-height="0.2728in"/>
      <style:text-properties style:font-name="Times New Roman" fo:language="uk" fo:country="UA" officeooo:paragraph-rsid="003745f9" style:font-name-asian="Times New Roman2"/>
    </style:style>
    <style:style style:name="P7" style:family="paragraph" style:parent-style-name="Standard">
      <style:paragraph-properties fo:line-height="0.1681in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8" style:family="paragraph" style:parent-style-name="Standard">
      <style:paragraph-properties fo:line-height="0.0016in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9" style:family="paragraph" style:parent-style-name="Standard">
      <style:paragraph-properties style:line-height-at-least="0in"/>
      <style:text-properties style:font-name="Times New Roman" fo:font-size="13pt" fo:language="uk" fo:country="UA" officeooo:paragraph-rsid="003745f9" style:font-name-asian="Times New Roman2" style:font-size-asian="13pt" style:font-size-complex="13pt"/>
    </style:style>
    <style:style style:name="P10" style:family="paragraph" style:parent-style-name="Standard">
      <style:paragraph-properties fo:line-height="0.0083in"/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11" style:family="paragraph" style:parent-style-name="Standard"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12" style:family="paragraph" style:parent-style-name="Standard">
      <style:paragraph-properties fo:line-height="0.0083in"/>
      <style:text-properties style:font-name="Times New Roman" fo:font-size="12pt" fo:language="uk" fo:country="UA" officeooo:paragraph-rsid="003745f9" style:font-name-asian="Times New Roman2" style:font-size-asian="12pt"/>
    </style:style>
    <style:style style:name="P13" style:family="paragraph" style:parent-style-name="Standard">
      <style:paragraph-properties fo:line-height="0.0008in"/>
      <style:text-properties style:font-name="Times New Roman" fo:font-size="12pt" fo:language="uk" fo:country="UA" officeooo:paragraph-rsid="003745f9" style:font-name-asian="Times New Roman2" style:font-size-asian="12pt"/>
    </style:style>
    <style:style style:name="P14" style:family="paragraph" style:parent-style-name="Standard">
      <style:text-properties style:font-name="Times New Roman" fo:font-size="12pt" fo:language="uk" fo:country="UA" fo:font-weight="bold" officeooo:paragraph-rsid="003745f9" style:font-size-asian="12pt" style:font-weight-asian="bold" style:font-name-complex="Times New Roman2" style:font-size-complex="12pt"/>
    </style:style>
    <style:style style:name="P15" style:family="paragraph" style:parent-style-name="Standard">
      <style:text-properties style:font-name="Times New Roman" fo:font-size="12pt" fo:language="uk" fo:country="UA" fo:font-weight="bold" officeooo:rsid="00389828" officeooo:paragraph-rsid="00389828" style:font-size-asian="12pt" style:font-weight-asian="bold" style:font-name-complex="Times New Roman2" style:font-size-complex="12pt"/>
    </style:style>
    <style:style style:name="P16" style:family="paragraph" style:parent-style-name="Standard">
      <style:text-properties style:font-name="Times New Roman" fo:font-size="12pt" fo:font-weight="bold" officeooo:paragraph-rsid="003745f9" style:font-size-asian="12pt" style:font-weight-asian="bold" style:font-name-complex="Times New Roman2" style:font-size-complex="12pt"/>
    </style:style>
    <style:style style:name="P17" style:family="paragraph" style:parent-style-name="Standard">
      <style:paragraph-properties style:line-height-at-least="0in"/>
      <style:text-properties style:font-name="Times New Roman" fo:font-size="14pt" fo:font-weight="bold" officeooo:paragraph-rsid="003745f9" style:font-name-asian="Times New Roman2" style:font-size-asian="14pt" style:font-weight-asian="bold"/>
    </style:style>
    <style:style style:name="P18" style:family="paragraph" style:parent-style-name="Standard">
      <style:paragraph-properties style:line-height-at-least="0in"/>
      <style:text-properties officeooo:paragraph-rsid="003745f9"/>
    </style:style>
    <style:style style:name="P19" style:family="paragraph" style:parent-style-name="Standard">
      <style:text-properties officeooo:paragraph-rsid="003745f9"/>
    </style:style>
    <style:style style:name="P20" style:family="paragraph" style:parent-style-name="Standard">
      <style:paragraph-properties fo:text-align="center" style:justify-single-word="false"/>
      <style:text-properties fo:font-size="12pt" fo:language="zxx" fo:country="none" fo:font-style="normal" fo:font-weight="normal" officeooo:rsid="002cd3c0" officeooo:paragraph-rsid="003745f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font-name="Times New Roman1" fo:font-size="14pt" officeooo:rsid="000c3cf4" officeooo:paragraph-rsid="003a1238" style:font-size-asian="14pt" style:font-size-complex="14pt"/>
    </style:style>
    <style:style style:name="P22" style:family="paragraph" style:parent-style-name="Standard">
      <style:paragraph-properties fo:margin-left="2.1665in" fo:margin-right="0in" style:line-height-at-least="0in" fo:text-indent="0in" style:auto-text-indent="false"/>
      <style:text-properties style:font-name="Times New Roman" fo:font-size="12pt" fo:language="uk" fo:country="UA" fo:font-weight="bold" officeooo:paragraph-rsid="003745f9" style:font-name-asian="Times New Roman2" style:font-size-asian="12pt" style:font-weight-asian="bold" style:font-size-complex="12pt"/>
    </style:style>
    <style:style style:name="P23" style:family="paragraph" style:parent-style-name="Standard">
      <style:paragraph-properties fo:margin-left="0.25in" fo:margin-right="0in" fo:line-height="98%" fo:text-indent="0in" style:auto-text-indent="false"/>
      <style:text-properties officeooo:paragraph-rsid="003745f9"/>
    </style:style>
    <style:style style:name="P24" style:family="paragraph" style:parent-style-name="Standard">
      <style:paragraph-properties fo:margin-left="0.25in" fo:margin-right="0in" style:line-height-at-least="0in" fo:text-indent="0in" style:auto-text-indent="false"/>
      <style:text-properties officeooo:paragraph-rsid="003745f9"/>
    </style:style>
    <style:style style:name="P25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26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1" fo:font-size="14pt" officeooo:paragraph-rsid="003745f9" style:font-size-asian="14pt" style:font-size-complex="14pt"/>
    </style:style>
    <style:style style:name="P27" style:family="paragraph" style:parent-style-name="Standard" style:master-page-name="Standard">
      <style:paragraph-properties fo:margin-left="0in" fo:margin-right="-0.2354in" style:line-height-at-least="0in" fo:text-align="center" style:justify-single-word="false" fo:text-indent="0in" style:auto-text-indent="false" style:page-number="auto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28" style:family="paragraph" style:parent-style-name="Standard">
      <style:paragraph-properties fo:margin-left="0in" fo:margin-right="-0.2354in" style:line-height-at-least="0in" fo:text-align="center" style:justify-single-word="false" fo:text-indent="0in" style:auto-text-indent="false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29" style:family="paragraph" style:parent-style-name="Standard">
      <style:paragraph-properties fo:margin-left="0in" fo:margin-right="-0.2354in" style:line-height-at-least="0in" fo:text-align="center" style:justify-single-word="false" fo:text-indent="0in" style:auto-text-indent="false"/>
      <style:text-properties style:font-name="Times New Roman" fo:font-size="16pt" fo:language="uk" fo:country="UA" fo:font-style="italic" officeooo:paragraph-rsid="003745f9" style:font-name-asian="Times New Roman2" style:font-size-asian="16pt" style:font-style-asian="italic"/>
    </style:style>
    <style:style style:name="P30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/>
    </style:style>
    <style:style style:name="P31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 style:text-scale="98%"/>
    </style:style>
    <style:style style:name="P32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 style:text-scale="99%"/>
    </style:style>
    <style:style style:name="P33" style:family="paragraph" style:parent-style-name="Standard">
      <style:text-properties style:font-name="Times New Roman" fo:font-size="12pt" fo:language="uk" fo:country="UA" fo:font-weight="bold" officeooo:paragraph-rsid="003745f9" style:font-size-asian="12pt" style:font-weight-asian="bold" style:font-name-complex="Times New Roman2" style:font-size-complex="12pt"/>
    </style:style>
    <style:style style:name="P34" style:family="paragraph" style:parent-style-name="Standard">
      <style:paragraph-properties style:line-height-at-least="0in"/>
      <style:text-properties officeooo:paragraph-rsid="003745f9"/>
    </style:style>
    <style:style style:name="P35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4pt" fo:language="uk" fo:country="UA" officeooo:paragraph-rsid="003745f9" style:font-name-asian="Times New Roman2" style:font-size-asian="14pt"/>
    </style:style>
    <style:style style:name="P36" style:family="paragraph" style:parent-style-name="Standard">
      <style:paragraph-properties style:line-height-at-least="0in" fo:text-align="center" style:justify-single-word="false" fo:break-before="page"/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37" style:family="paragraph" style:parent-style-name="Standard" style:list-style-name="WWNum4">
      <style:paragraph-properties fo:margin-left="0.5417in" fo:margin-right="0in" style:line-height-at-least="0in" fo:text-indent="-0.2516in" style:auto-text-indent="false">
        <style:tab-stops>
          <style:tab-stop style:position="0.5417in"/>
        </style:tab-stops>
      </style:paragraph-properties>
      <style:text-properties style:font-name="Times New Roman" fo:font-size="12pt" fo:language="uk" fo:country="UA" officeooo:paragraph-rsid="003745f9" style:font-name-asian="Times New Roman2" style:font-size-asian="12pt"/>
    </style:style>
    <style:style style:name="P38" style:family="paragraph" style:parent-style-name="Standard" style:list-style-name="WWNum4">
      <style:paragraph-properties fo:margin-left="0.5417in" fo:margin-right="0in" fo:line-height="97%" fo:text-indent="-0.2516in" style:auto-text-indent="false">
        <style:tab-stops>
          <style:tab-stop style:position="0.5417in"/>
        </style:tab-stops>
      </style:paragraph-properties>
      <style:text-properties style:font-name="Times New Roman" fo:font-size="12pt" fo:language="uk" fo:country="UA" officeooo:paragraph-rsid="003745f9" style:font-name-asian="Times New Roman2" style:font-size-asian="12pt"/>
    </style:style>
    <style:style style:name="P39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40" style:family="paragraph" style:parent-style-name="Standard">
      <style:paragraph-properties fo:margin-left="0.25in" fo:margin-right="0in" style:line-height-at-least="0in" fo:text-indent="0in" style:auto-text-indent="false"/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41" style:family="paragraph" style:parent-style-name="Standard">
      <style:paragraph-properties fo:margin-left="0.25in" fo:margin-right="0in" style:line-height-at-least="0in" fo:text-indent="0in" style:auto-text-indent="false" fo:break-before="page"/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42" style:family="paragraph" style:parent-style-name="List_20_Paragraph" style:list-style-name="WWNum5">
      <style:text-properties style:font-name="Times New Roman" fo:font-size="12pt" fo:language="uk" fo:country="UA" officeooo:paragraph-rsid="003745f9" style:font-size-asian="12pt" style:font-name-complex="Times New Roman2" style:font-size-complex="12pt"/>
    </style:style>
    <style:style style:name="P43" style:family="paragraph" style:parent-style-name="List_20_Paragraph" style:list-style-name="WWNum5">
      <style:text-properties style:font-name="Times New Roman" fo:font-size="12pt" fo:language="uk" fo:country="UA" officeooo:paragraph-rsid="003745f9" style:font-name-asian="Times New Roman2" style:font-size-asian="12pt" style:font-name-complex="Times New Roman2" style:font-size-complex="12pt"/>
    </style:style>
    <style:style style:name="T1" style:family="text">
      <style:text-properties style:font-name="Times New Roman" fo:font-size="13pt" fo:language="uk" fo:country="UA" fo:font-weight="bold" style:font-name-asian="Times New Roman2" style:font-size-asian="13pt" style:font-weight-asian="bold" style:font-size-complex="13pt"/>
    </style:style>
    <style:style style:name="T2" style:family="text">
      <style:text-properties style:font-name="Times New Roman" fo:font-size="13pt" fo:language="uk" fo:country="UA" fo:font-weight="bold" officeooo:rsid="003745f9" style:font-name-asian="Times New Roman2" style:font-size-asian="13pt" style:font-weight-asian="bold" style:font-size-complex="13pt"/>
    </style:style>
    <style:style style:name="T3" style:family="text">
      <style:text-properties style:font-name="Times New Roman" fo:font-size="14pt" fo:language="en" fo:country="US" fo:font-weight="bold" officeooo:rsid="00375269" style:font-name-asian="Times New Roman2" style:font-size-asian="14pt" style:font-weight-asian="bold" style:font-size-complex="14pt"/>
    </style:style>
    <style:style style:name="T4" style:family="text">
      <style:text-properties style:font-name="Times New Roman" fo:font-size="14pt" fo:font-weight="bold" style:font-name-asian="Times New Roman2" style:font-size-asian="14pt" style:font-weight-asian="bold" style:font-size-complex="14pt"/>
    </style:style>
    <style:style style:name="T5" style:family="text">
      <style:text-properties style:font-name="Times New Roman" fo:font-size="12pt" fo:language="uk" fo:country="UA" style:font-name-asian="Times New Roman2" style:font-size-asian="12pt"/>
    </style:style>
    <style:style style:name="T6" style:family="text">
      <style:text-properties style:font-name="Times New Roman" fo:font-size="12pt" fo:language="uk" fo:country="UA" style:font-name-asian="Times New Roman2" style:font-size-asian="12pt" style:font-size-complex="12pt"/>
    </style:style>
    <style:style style:name="T7" style:family="text">
      <style:text-properties style:font-name="Times New Roman" fo:font-size="12pt" fo:language="uk" fo:country="UA" fo:font-weight="bold" style:font-name-asian="Times New Roman2" style:font-size-asian="12pt" style:font-weight-asian="bold" style:font-size-complex="12pt"/>
    </style:style>
    <style:style style:name="T8" style:family="text">
      <style:text-properties style:font-name="Times New Roman" fo:font-size="12pt" fo:language="uk" fo:country="UA" fo:font-weight="bold" style:font-size-asian="12pt" style:font-weight-asian="bold" style:font-name-complex="Times New Roman2" style:font-size-complex="12pt"/>
    </style:style>
    <style:style style:name="T9" style:family="text">
      <style:text-properties style:font-name="Times New Roman" fo:font-size="12pt" fo:language="uk" fo:country="UA" fo:font-weight="bold" officeooo:rsid="00389828" style:font-size-asian="12pt" style:font-weight-asian="bold" style:font-name-complex="Times New Roman2" style:font-size-complex="12pt"/>
    </style:style>
    <style:style style:name="T10" style:family="text">
      <style:text-properties style:font-name="Times New Roman" fo:language="uk" fo:country="UA" fo:font-weight="bold" style:font-name-asian="Times New Roman2" style:font-weight-asian="bold"/>
    </style:style>
    <style:style style:name="T11" style:family="text">
      <style:text-properties style:font-name="Times New Roman" fo:language="uk" fo:country="UA" fo:font-weight="bold" officeooo:rsid="003a936c" style:font-name-asian="Times New Roman2" style:font-weight-asian="bold"/>
    </style:style>
    <style:style style:name="T12" style:family="text">
      <style:text-properties style:font-name="Times New Roman" fo:language="uk" fo:country="UA" fo:font-weight="bold" officeooo:rsid="003b5434" style:font-name-asian="Times New Roman2" style:font-weight-asian="bold"/>
    </style:style>
    <style:style style:name="T13" style:family="text">
      <style:text-properties officeooo:rsid="003917d2"/>
    </style:style>
    <style:style style:name="T14" style:family="text">
      <style:text-properties officeooo:rsid="003a936c"/>
    </style:style>
    <style:style style:name="T15" style:family="text">
      <style:text-properties officeooo:rsid="003ac6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Національний технічний університет України</text:p>
      <text:p text:style-name="P28">«Київський політехнічний інститут ім. Ігоря Сікорського»</text:p>
      <text:p text:style-name="P3"/>
      <text:p text:style-name="P3"/>
      <text:p text:style-name="P7"/>
      <text:p text:style-name="P28">Факультет інформатики та обчислювальної техніки</text:p>
      <text:p text:style-name="P8"/>
      <text:p text:style-name="P28">Кафедра технічної кіберне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9">Звіти до комп’ютерних практикумів з модуля</text:p>
      <text:p text:style-name="P29"><text:s/>«Системне програмування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Прийняв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0"><text:s text:c="24"/>Виконав</text:p>
          </table:table-cell>
        </table:table-row>
        <table:table-row table:style-name="Table1.1">
          <table:table-cell table:style-name="Table1.A1" table:number-columns-spanned="2" office:value-type="string">
            <text:p text:style-name="P30">доцент кафедри ТК</text:p>
          </table:table-cell>
          <table:covered-table-cell/>
          <table:table-cell table:style-name="Table1.A1" office:value-type="string">
            <text:p text:style-name="P31"><text:s text:c="24"/>Студент групи ІТ-61</text:p>
          </table:table-cell>
        </table:table-row>
        <table:table-row table:style-name="Table1.3">
          <table:table-cell table:style-name="Table1.A1" table:number-columns-spanned="2" office:value-type="string">
            <text:p text:style-name="P30">Лісовиченко О.І.</text:p>
          </table:table-cell>
          <table:covered-table-cell/>
          <table:table-cell table:style-name="Table1.A1" office:value-type="string">
            <text:p text:style-name="P18"><text:span text:style-name="T1"><text:s text:c="24"/></text:span><text:span text:style-name="T2">Лесогорський</text:span><text:span text:style-name="T1"> </text:span><text:span text:style-name="T2">К</text:span><text:span text:style-name="T1">.С.</text:span></text:p>
          </table:table-cell>
        </table:table-row>
        <table:table-row table:style-name="Table1.1">
          <table:table-cell table:style-name="Table1.A1" office:value-type="string">
            <text:p text:style-name="P32">“...” ………...</text:p>
          </table:table-cell>
          <table:table-cell table:style-name="Table1.A1" office:value-type="string">
            <text:p text:style-name="P30">2018 р.</text:p>
          </table:table-cell>
          <table:table-cell table:style-name="Table1.A1" office:value-type="string">
            <text:p text:style-name="P9"/>
          </table:table-cell>
        </table:table-row>
      </table:table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Київ – 2018</text:p>
      <text:p text:style-name="P36">Комп’ютерний практикум №2</text:p>
      <text:p text:style-name="P22"/>
      <text:p text:style-name="P23"><text:span text:style-name="T7">Тема</text:span><text:span text:style-name="T6">:</text:span><text:span text:style-name="T7"> </text:span><text:span text:style-name="T5">засоби обміну даними.</text:span></text:p>
      <text:p text:style-name="P24"><text:span text:style-name="T7">Завдання</text:span><text:span text:style-name="T6">:</text:span></text:p>
      <text:p text:style-name="P10"/>
      <text:list xml:id="list7984755733812125457" text:style-name="WWNum4">
        <text:list-item>
          <text:p text:style-name="P37">Скласти процедуру введення і перетворення цілого числа.</text:p>
        </text:list-item>
      </text:list>
      <text:p text:style-name="P12"/>
      <text:list xml:id="list103933653577919" text:continue-numbering="true" text:style-name="WWNum4">
        <text:list-item>
          <text:p text:style-name="P38">Скласти і реалізувати програму введення та виведення цілого числа зі знаком та виведення рядка символів.</text:p>
        </text:list-item>
      </text:list>
      <text:p text:style-name="P13"/>
      <text:p text:style-name="P11"/>
      <text:p text:style-name="P25"/>
      <text:p text:style-name="P39"><text:s text:c="6"/>Текст програми:</text:p>
      <text:p text:style-name="P26"/>
      <text:p text:style-name="P1">section <text:s text:c="4"/>.data</text:p>
      <text:p text:style-name="P1"><text:tab/>sys_write equ 4h</text:p>
      <text:p text:style-name="P1"><text:tab/>sys_read <text:s/>equ 3h</text:p>
      <text:p text:style-name="P1"><text:tab/>std_in <text:s text:c="3"/>equ 2h</text:p>
      <text:p text:style-name="P1"><text:tab/>std_out <text:s text:c="2"/>equ 1h</text:p>
      <text:p text:style-name="P1"><text:tab/>max_chars equ 5h</text:p>
      <text:p text:style-name="P1"><text:tab/>num dw -135</text:p>
      <text:p text:style-name="P1"><text:tab/>msg <text:s/>db 'Not a valid character or too big/small number ', 0xa</text:p>
      <text:p text:style-name="P1"><text:tab/>len equ $-msg</text:p>
      <text:p text:style-name="P1"/>
      <text:p text:style-name="P1">section<text:tab/> <text:s text:c="3"/>.bss</text:p>
      <text:p text:style-name="P1"><text:tab/>buffer resb 64</text:p>
      <text:p text:style-name="P1"/>
      <text:p text:style-name="P1"/>
      <text:p text:style-name="P1">section <text:s text:c="4"/>.text</text:p>
      <text:p text:style-name="P1"/>
      <text:p text:style-name="P1">global <text:s text:c="5"/>_start <text:s text:c="29"/>;must be declared for linker (ld)</text:p>
      <text:p text:style-name="P1"/>
      <text:p text:style-name="P1">_start:</text:p>
      <text:p text:style-name="P1"><text:tab/>call read_num</text:p>
      <text:p text:style-name="P1"><text:tab/>push ax</text:p>
      <text:p text:style-name="P1"><text:tab/>call print_num</text:p>
      <text:p text:style-name="P1"><text:tab/>sub esp,4 ;clear stack</text:p>
      <text:p text:style-name="P1"><text:tab/>mov ax,1</text:p>
      <text:p text:style-name="P1"><text:tab/>int 80h</text:p>
      <text:p text:style-name="P1"/>
      <text:p text:style-name="P1">print_num:;expects number on stack</text:p>
      <text:p text:style-name="P1"><text:tab/>push ebp; save base pointer</text:p>
      <text:p text:style-name="P1"><text:tab/>mov ebp,esp; point to start of stack</text:p>
      <text:p text:style-name="P1"><text:tab/>res_sign:</text:p>
      <text:p text:style-name="P1"><text:tab/>mov ax, word [ebp+8]; ebp+ret address</text:p>
      <text:p text:style-name="P1"><text:tab/>or ax,ax</text:p>
      <text:p text:style-name="P1"><text:tab/>jns init_ns</text:p>
      <text:p text:style-name="P1"><text:tab/>mov ax, '-';print minus sign</text:p>
      <text:p text:style-name="P1"><text:tab/>mov [buffer], ax</text:p>
      <text:p text:style-name="P1"><text:soft-page-break/><text:tab/>mov eax, sys_write</text:p>
      <text:p text:style-name="P1"><text:tab/>mov ebx, std_out</text:p>
      <text:p text:style-name="P1"><text:tab/>mov ecx, buffer</text:p>
      <text:p text:style-name="P1"><text:tab/>mov edx, 1</text:p>
      <text:p text:style-name="P1"><text:tab/>int 80h</text:p>
      <text:p text:style-name="P1"><text:tab/>mov ax, [ebp+8];invert value</text:p>
      <text:p text:style-name="P1"><text:tab/>neg ax</text:p>
      <text:p text:style-name="P1"><text:tab/>mov [ebp+8], ax</text:p>
      <text:p text:style-name="P1"><text:tab/>jmp init_s</text:p>
      <text:p text:style-name="P1"><text:tab/></text:p>
      <text:p text:style-name="P1"><text:tab/>init_ns:</text:p>
      <text:p text:style-name="P1"><text:tab/>mov ax, [ebp+8]</text:p>
      <text:p text:style-name="P1"/>
      <text:p text:style-name="P1"><text:tab/>init_s:</text:p>
      <text:p text:style-name="P1"><text:tab/>mov bx, 10</text:p>
      <text:p text:style-name="P1"><text:tab/>mov dx, 0</text:p>
      <text:p text:style-name="P1"/>
      <text:p text:style-name="P1"><text:tab/>divide_loop:</text:p>
      <text:p text:style-name="P1"><text:tab/>add dx,2;increment counter by two, since two bytes will be reserved on stack</text:p>
      <text:p text:style-name="P1"><text:tab/>div bl</text:p>
      <text:p text:style-name="P1"><text:tab/>xor cx, cx</text:p>
      <text:p text:style-name="P1"><text:tab/>mov cl,ah</text:p>
      <text:p text:style-name="P1"><text:tab/>add cx, '0'</text:p>
      <text:p text:style-name="P1"><text:tab/>push cx</text:p>
      <text:p text:style-name="P1"><text:tab/>xor ah,ah</text:p>
      <text:p text:style-name="P1"><text:tab/>test ax,ax</text:p>
      <text:p text:style-name="P1"><text:tab/>jnz divide_loop</text:p>
      <text:p text:style-name="P1"><text:tab/></text:p>
      <text:p text:style-name="P1"><text:tab/>print_res:</text:p>
      <text:p text:style-name="P1"><text:tab/>mov ax, sys_write</text:p>
      <text:p text:style-name="P1"><text:tab/>mov bx, std_out</text:p>
      <text:p text:style-name="P1"><text:tab/>mov ecx, esp; counter is already in dx</text:p>
      <text:p text:style-name="P1"><text:tab/>int 80h</text:p>
      <text:p text:style-name="P1"/>
      <text:p text:style-name="P1"><text:tab/>mov esp,ebp;restore stack and return</text:p>
      <text:p text:style-name="P1"><text:tab/>pop ebp</text:p>
      <text:p text:style-name="P1"><text:tab/>ret</text:p>
      <text:p text:style-name="P1"/>
      <text:p text:style-name="P1"><text:tab/>read_num:</text:p>
      <text:p text:style-name="P1"><text:tab/>push ebp</text:p>
      <text:p text:style-name="P1"><text:tab/>mov ebp,esp</text:p>
      <text:p text:style-name="P1"/>
      <text:p text:style-name="P1"><text:tab/>mov eax, sys_read</text:p>
      <text:p text:style-name="P1"><text:tab/>mov ebx, std_in</text:p>
      <text:p text:style-name="P1"><text:tab/>mov ecx, buffer</text:p>
      <text:p text:style-name="P1"><text:soft-page-break/><text:tab/>mov edx, max_chars</text:p>
      <text:p text:style-name="P1"><text:tab/>int 80h</text:p>
      <text:p text:style-name="P1"><text:tab/>mov ecx, buffer; pointer</text:p>
      <text:p text:style-name="P1"/>
      <text:p text:style-name="P1"><text:tab/>check_first_symbol:</text:p>
      <text:p text:style-name="P1"><text:tab/>mov al,[buffer]</text:p>
      <text:p text:style-name="P1"><text:tab/>cmp ax, '-'</text:p>
      <text:p text:style-name="P1"><text:tab/>je resolve_minus</text:p>
      <text:p text:style-name="P21"><text:tab/>mov ax,1</text:p>
      <text:p text:style-name="P2"><text:tab/>push ax</text:p>
      <text:p text:style-name="P1"><text:tab/>cmp ax, '+'</text:p>
      <text:p text:style-name="P1"><text:tab/>je resolve_plus</text:p>
      <text:p text:style-name="P1"><text:tab/>jmp preprocess_integer</text:p>
      <text:p text:style-name="P1"/>
      <text:p text:style-name="P1"><text:tab/>resolve_minus:</text:p>
      <text:p text:style-name="P1"><text:tab/>inc ecx</text:p>
      <text:p text:style-name="P1"><text:tab/>jmp preprocess_integer</text:p>
      <text:p text:style-name="P1"/>
      <text:p text:style-name="P1"><text:tab/>resolve_plus:</text:p>
      <text:p text:style-name="P1"><text:tab/>mov ax,0</text:p>
      <text:p text:style-name="P1"><text:tab/>push ax</text:p>
      <text:p text:style-name="P1"><text:tab/>inc ecx</text:p>
      <text:p text:style-name="P1"><text:tab/>jmp preprocess_integer</text:p>
      <text:p text:style-name="P1"/>
      <text:p text:style-name="P1"><text:tab/>preprocess_integer:</text:p>
      <text:p text:style-name="P1"><text:tab/>mov bl,10; set first nul</text:p>
      <text:p text:style-name="P1"><text:tab/>push word 0; push empty value</text:p>
      <text:p text:style-name="P1"><text:tab/>process_integer:</text:p>
      <text:p text:style-name="P1"><text:tab/>mov al, [ecx]</text:p>
      <text:p text:style-name="P1"><text:tab/>sub ax, '0'</text:p>
      <text:p text:style-name="P1"><text:tab/>validate_num:</text:p>
      <text:p text:style-name="P1"><text:tab/>j<text:span text:style-name="T13">s</text:span> bad; if ax&lt;0 - error</text:p>
      <text:p text:style-name="P1"><text:tab/>mov dx, 9</text:p>
      <text:p text:style-name="P1"><text:tab/>sub dx, ax</text:p>
      <text:p text:style-name="P1"><text:tab/>j<text:span text:style-name="T13">s</text:span> bad</text:p>
      <text:p text:style-name="P1"><text:tab/>good:</text:p>
      <text:p text:style-name="P1"><text:tab/>mov dx,ax</text:p>
      <text:p text:style-name="P1"><text:tab/>pop ax</text:p>
      <text:p text:style-name="P1"><text:tab/>mul bl</text:p>
      <text:p text:style-name="P1"><text:tab/><text:span text:style-name="T15">jo bad</text:span></text:p>
      <text:p text:style-name="P1"><text:tab/>add ax,dx</text:p>
      <text:p text:style-name="P1"><text:tab/>jo bad; if overflow - it's time to leave</text:p>
      <text:p text:style-name="P1"><text:tab/>push ax</text:p>
      <text:p text:style-name="P1"><text:tab/>inc ecx</text:p>
      <text:p text:style-name="P1"><text:tab/>cmp [ecx],byte 0xa </text:p>
      <text:p text:style-name="P1"><text:soft-page-break/><text:tab/>je finish</text:p>
      <text:p text:style-name="P1"><text:tab/>cmp [ecx], byte <text:s/>0x0</text:p>
      <text:p text:style-name="P1"><text:tab/>je finish</text:p>
      <text:p text:style-name="P1"><text:tab/>jmp process_integer</text:p>
      <text:p text:style-name="P1"/>
      <text:p text:style-name="P1"><text:tab/>bad:</text:p>
      <text:p text:style-name="P1"><text:tab/>mov ax,sys_write</text:p>
      <text:p text:style-name="P1"><text:tab/>mov bx,std_out</text:p>
      <text:p text:style-name="P1"><text:tab/>mov ecx, msg</text:p>
      <text:p text:style-name="P1"><text:tab/>mov dx,len</text:p>
      <text:p text:style-name="P1"><text:tab/>int 80h</text:p>
      <text:p text:style-name="P1"><text:tab/>mov eax,1</text:p>
      <text:p text:style-name="P1"><text:tab/>int 80h</text:p>
      <text:p text:style-name="P1"/>
      <text:p text:style-name="P1"><text:tab/>finish:</text:p>
      <text:p text:style-name="P1"><text:tab/>pop ax</text:p>
      <text:p text:style-name="P1"><text:tab/>pop bx</text:p>
      <text:p text:style-name="P1"><text:tab/>cmp bx,1</text:p>
      <text:p text:style-name="P1"><text:tab/>jne return</text:p>
      <text:p text:style-name="P1"><text:tab/>neg ax</text:p>
      <text:p text:style-name="P1"/>
      <text:p text:style-name="P1"><text:tab/>return:</text:p>
      <text:p text:style-name="P1"><text:tab/>mov esp, ebp</text:p>
      <text:p text:style-name="P1"><text:tab/>pop ebp</text:p>
      <text:p text:style-name="P1"><text:tab/>ret</text:p>
      <text:p text:style-name="P18"><text:span text:style-name="T3">Значення у секціях</text:span><text:span text:style-name="T4">:</text:span></text:p>
      <text:p text:style-name="P17"/>
      <text:p text:style-name="P14">До введення числа:</text:p>
      <text:p text:style-name="P14"/>
      <text:p text:style-name="P19"><draw:frame draw:style-name="fr1" draw:name="Image1" text:anchor-type="paragraph" svg:width="6.6929in" svg:height="0.4925in" draw:z-index="0"><draw:image xlink:href="Pictures/100002010000030600000039C4199B89431C4724.png" xlink:type="simple" xlink:show="embed" xlink:actuate="onLoad"/></draw:frame></text:p>
      <text:p text:style-name="P14"/>
      <text:p text:style-name="P19"><text:span text:style-name="T8">Після введення числа -</text:span><text:span text:style-name="T9">2</text:span><text:span text:style-name="T8">5:</text:span></text:p>
      <text:p text:style-name="P14"><draw:frame draw:style-name="fr2" draw:name="Image2" text:anchor-type="paragraph" svg:width="6.6201in" svg:height="0.5272in" draw:z-index="1"><draw:image xlink:href="Pictures/1000020100000267000000310FD298852503163D.png" xlink:type="simple" xlink:show="embed" xlink:actuate="onLoad"/></draw:frame></text:p>
      <text:p text:style-name="P14"/>
      <text:p text:style-name="P15">Стан регістру ax <text:span text:style-name="T14">після введення числа</text:span>:</text:p>
      <text:p text:style-name="P15"/>
      <text:p text:style-name="P15"><draw:frame draw:style-name="fr1" draw:name="Image3" text:anchor-type="paragraph" svg:width="6.6929in" svg:height="0.5689in" draw:z-index="2"><draw:image xlink:href="Pictures/100002010000028700000037FDAD6FE062B4E69A.png" xlink:type="simple" xlink:show="embed" xlink:actuate="onLoad"/></draw:frame></text:p>
      <text:p text:style-name="P16"/>
      <text:p text:style-name="P40"/>
      <text:p text:style-name="P41">Висновок:</text:p>
      <text:list xml:id="list8737215952005303820" text:style-name="WWNum5">
        <text:list-item>
          <text:p text:style-name="P42">В даному комп’ютерному практикумі було написано програму, яка включає процедуру для введення та перетворення з рядка в число цілого числа.</text:p>
        </text:list-item>
        <text:list-item>
          <text:p text:style-name="P42">Також є процедура перевірки на неприпустимі символи.</text:p>
        </text:list-item>
        <text:list-item>
          <text:p text:style-name="P43"><text:s/>І процедура на виведення цілого числа зі знаком.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31:43.541384707</meta:creation-date>
    <dc:date>2018-10-11T10:39:31.552229057</dc:date>
    <meta:editing-duration>PT2H59M30S</meta:editing-duration>
    <meta:editing-cycles>26</meta:editing-cycles>
    <meta:generator>LibreOffice/5.1.6.2$Linux_X86_64 LibreOffice_project/10m0$Build-2</meta:generator>
    <meta:print-date>2018-09-13T09:09:30.495009042</meta:print-date>
    <meta:document-statistic meta:table-count="1" meta:image-count="3" meta:object-count="0" meta:page-count="6" meta:paragraph-count="161" meta:word-count="487" meta:character-count="3060" meta:non-whitespace-character-count="2475"/>
  </office:meta>
</office:document-meta>
</file>